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ejaVu Sans Mono" fo:font-size="14pt" officeooo:rsid="000e34f1" officeooo:paragraph-rsid="000e34f1" style:font-size-asian="14pt" style:font-size-complex="14pt"/>
    </style:style>
    <style:style style:name="P2" style:family="paragraph" style:parent-style-name="Preformatted_20_Text">
      <style:paragraph-properties fo:text-align="start" style:justify-single-word="false"/>
      <style:text-properties style:font-name="DejaVu Sans Mono" fo:font-size="14pt" officeooo:rsid="0011427b" officeooo:paragraph-rsid="0011427b" style:font-size-asian="14pt" style:font-size-complex="14pt"/>
    </style:style>
    <style:style style:name="P3" style:family="paragraph" style:parent-style-name="Preformatted_20_Text">
      <style:paragraph-properties fo:text-align="start" style:justify-single-word="false"/>
      <style:text-properties style:font-name="DejaVu Sans Mono" fo:font-size="14pt" officeooo:rsid="0011ea82" officeooo:paragraph-rsid="0011ea82" style:font-size-asian="14pt" style:font-size-complex="14pt"/>
    </style:style>
    <style:style style:name="P4" style:family="paragraph" style:parent-style-name="Preformatted_20_Text">
      <style:paragraph-properties fo:text-align="start" style:justify-single-word="false"/>
      <style:text-properties style:font-name="DejaVu Sans Mono" fo:font-size="14pt" officeooo:rsid="001d4c0d" officeooo:paragraph-rsid="001d4c0d" style:font-size-asian="14pt" style:font-size-complex="14pt"/>
    </style:style>
    <style:style style:name="P5" style:family="paragraph" style:parent-style-name="Preformatted_20_Text">
      <style:paragraph-properties fo:text-align="start" style:justify-single-word="false"/>
      <style:text-properties style:font-name="DejaVu Sans Mono" fo:font-size="14pt" officeooo:rsid="001d806d" officeooo:paragraph-rsid="001df3d5" style:font-size-asian="14pt" style:font-size-complex="14pt"/>
    </style:style>
    <style:style style:name="P6" style:family="paragraph" style:parent-style-name="Preformatted_20_Text">
      <style:paragraph-properties fo:text-align="start" style:justify-single-word="false"/>
      <style:text-properties style:font-name="DejaVu Sans Mono" fo:font-size="14pt" officeooo:rsid="002180ff" officeooo:paragraph-rsid="002180ff" style:font-size-asian="14pt" style:font-size-complex="14pt"/>
    </style:style>
    <style:style style:name="P7" style:family="paragraph" style:parent-style-name="Preformatted_20_Text">
      <style:paragraph-properties fo:text-align="start" style:justify-single-word="false"/>
      <style:text-properties style:font-name="DejaVu Sans Mono" fo:font-size="14pt" officeooo:rsid="0027b8a7" officeooo:paragraph-rsid="0027b8a7" style:font-size-asian="14pt" style:font-size-complex="14pt"/>
    </style:style>
    <style:style style:name="P8" style:family="paragraph" style:parent-style-name="Preformatted_20_Text">
      <style:paragraph-properties fo:text-align="start" style:justify-single-word="false"/>
      <style:text-properties style:font-name="DejaVu Sans Mono" fo:font-size="14pt" officeooo:rsid="002e28af" officeooo:paragraph-rsid="002e28af" style:font-size-asian="14pt" style:font-size-complex="14pt"/>
    </style:style>
    <style:style style:name="T1" style:family="text">
      <style:text-properties officeooo:rsid="00142bc8"/>
    </style:style>
    <style:style style:name="T2" style:family="text">
      <style:text-properties officeooo:rsid="00295b10"/>
    </style:style>
    <style:style style:name="T3" style:family="text">
      <style:text-properties officeooo:rsid="002cfffa"/>
    </style:style>
    <style:style style:name="T4" style:family="text">
      <style:text-properties officeooo:rsid="003019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Education Reflection</text:p>
      <text:p text:style-name="P1">Sean Gordon</text:p>
      <text:p text:style-name="P1">March 13, 2020</text:p>
      <text:p text:style-name="P2"/>
      <text:p text:style-name="P3"><text:tab/>Throughout my career at Iowa State University I have grown as a person and an engineer. <text:span text:style-name="T1">Part of this growth can be attributed to my General Education classes, providing me with differing perspectives I have found invaluable when approaching problems. Most notably were Psychology 101 and Speech Communication 212, each helping with changing how I think about problems.</text:span></text:p>
      <text:p text:style-name="P3"/>
      <text:p text:style-name="P4">Some have given me more insight into the way people work</text:p>
      <text:p text:style-name="P4"/>
      <text:p text:style-name="P5">When creating software, it is generally helpful to understand the way people think. <text:span text:style-name="T1">Psychology 101 and Speech Communication 212 were invaluable in this way, teaching me more about the human mind and allowing for more effective user interface designs.</text:span></text:p>
      <text:p text:style-name="P5"/>
      <text:p text:style-name="P8">As a civilian, I have always wondered how the US military operates. A chance to explore this curiosity came with AFAS 442, a US Air Force preparation course for cadets that was offered to normal students. <text:span text:style-name="T4">It provided a window into the core of the Air Force, showing how much preparation is required for certain missions, and the cooperation required to keep everything running smoothly. While not the full military experience, militaristic conventions juxtaposed with typical coursework clearly showed the differences between civilian and military culture.</text:span></text:p>
      <text:p text:style-name="P6"/>
      <text:p text:style-name="P7">With knowledge on how humans and computers think, I would still be missing <text:span text:style-name="T3">an understanding of </text:span>how a large group of humans think - particularly with money. <text:span text:style-name="T2">This is where Economy 101 comes in. Showing how groups of people trade and barter revealed patterns that are certain to appear again in the fu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8T19:39:43.404267252</dc:date>
    <meta:editing-duration>PT48M24S</meta:editing-duration>
    <meta:editing-cycles>43</meta:editing-cycles>
    <meta:generator>LibreOffice/6.0.7.3$Linux_X86_64 LibreOffice_project/00m0$Build-3</meta:generator>
    <meta:document-statistic meta:table-count="0" meta:image-count="0" meta:object-count="0" meta:page-count="1" meta:paragraph-count="8" meta:word-count="255" meta:character-count="1588" meta:non-whitespace-character-count="1339"/>
  </office:meta>
</office:document-meta>
</file>